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24fa33" officeooo:paragraph-rsid="0024fa33"/>
    </style:style>
    <style:style style:name="P8" style:family="paragraph" style:parent-style-name="Text_20_body">
      <style:paragraph-properties fo:text-align="start" style:justify-single-word="false"/>
      <style:text-properties officeooo:rsid="0024fa33" officeooo:paragraph-rsid="0024fa33"/>
    </style:style>
    <style:style style:name="P9" style:family="paragraph" style:parent-style-name="Text_20_body">
      <style:paragraph-properties fo:text-align="start" style:justify-single-word="false"/>
      <style:text-properties officeooo:paragraph-rsid="0024fa33"/>
    </style:style>
    <style:style style:name="P10" style:family="paragraph" style:parent-style-name="Heading_20_2">
      <style:paragraph-properties fo:break-before="page"/>
      <style:text-properties officeooo:rsid="0024fa33" officeooo:paragraph-rsid="0024fa33"/>
    </style:style>
    <style:style style:name="P11" style:family="paragraph" style:parent-style-name="Heading_20_3">
      <style:text-properties officeooo:rsid="0024fa33" officeooo:paragraph-rsid="0024fa33"/>
    </style:style>
    <style:style style:name="P12" style:family="paragraph" style:parent-style-name="Heading_20_3">
      <style:paragraph-properties fo:break-before="page"/>
      <style:text-properties officeooo:rsid="0024fa33" officeooo:paragraph-rsid="0024fa33"/>
    </style:style>
    <style:style style:name="P13" style:family="paragraph" style:parent-style-name="Heading_20_3">
      <style:text-properties officeooo:rsid="0028298d" officeooo:paragraph-rsid="0028298d"/>
    </style:style>
    <style:style style:name="P14" style:family="paragraph" style:parent-style-name="Text_20_body" style:list-style-name="L1">
      <style:text-properties officeooo:paragraph-rsid="0024fa33"/>
    </style:style>
    <style:style style:name="P15" style:family="paragraph" style:parent-style-name="Text_20_body" style:list-style-name="L1">
      <style:paragraph-properties fo:text-align="start" style:justify-single-word="false"/>
      <style:text-properties officeooo:paragraph-rsid="0024fa33"/>
    </style:style>
    <style:style style:name="P16" style:family="paragraph" style:parent-style-name="Text_20_body">
      <style:text-properties officeooo:rsid="0024fa33" officeooo:paragraph-rsid="0024fa33"/>
    </style:style>
    <style:style style:name="P17" style:family="paragraph" style:parent-style-name="Text_20_body" style:list-style-name="L2">
      <style:paragraph-properties style:writing-mode="lr-tb"/>
      <style:text-properties officeooo:rsid="0024fa33" officeooo:paragraph-rsid="0024fa33"/>
    </style:style>
    <style:style style:name="P18" style:family="paragraph" style:parent-style-name="Text_20_body" style:list-style-name="L2">
      <style:text-properties officeooo:rsid="0024fa33" officeooo:paragraph-rsid="0024fa33"/>
    </style:style>
    <style:style style:name="P19" style:family="paragraph" style:parent-style-name="Text_20_body" style:list-style-name="L2">
      <style:text-properties officeooo:paragraph-rsid="0024fa33"/>
    </style:style>
    <style:style style:name="T1" style:family="text">
      <style:text-properties officeooo:rsid="00036993"/>
    </style:style>
    <style:style style:name="T2" style:family="text">
      <style:text-properties fo:font-weight="bold" style:font-weight-asian="bold" style:font-weight-complex="bold"/>
    </style:style>
    <style:style style:name="T3" style:family="text">
      <style:text-properties fo:font-weight="bold" officeooo:rsid="0024fa33" style:font-weight-asian="bold" style:font-weight-complex="bold"/>
    </style:style>
    <style:style style:name="T4" style:family="text">
      <style:text-properties officeooo:rsid="0024fa33"/>
    </style:style>
    <style:style style:name="T5" style:family="text">
      <style:text-properties fo:font-weight="normal" style:font-weight-asian="normal" style:font-weight-complex="normal"/>
    </style:style>
    <style:style style:name="T6" style:family="text">
      <style:text-properties fo:font-weight="normal" officeooo:rsid="0024fa33" style:font-weight-asian="normal" style:font-weight-complex="normal"/>
    </style:style>
    <style:style style:name="T7" style:family="text">
      <style:text-properties officeooo:rsid="00274c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ENV (Environment)</text:h>
      <text:p text:style-name="P7">Environment (ENV) CI job operates by setting up the basic and required tools for executing all the CI jobs. These setup are usually common and made available across different OSes for a set of host machines.</text:p>
      <text:p text:style-name="P7"/>
      <text:h text:style-name="P13" text:outline-level="3">Operating Mechanism</text:h>
      <text:p text:style-name="Text_20_body">This CI Job executes in series. Parallel executions is <text:span text:style-name="T7">unavailable.</text:span></text:p>
      <text:p text:style-name="Text_20_body"/>
      <text:h text:style-name="P11" text:outline-level="3">No Customization</text:h>
      <text:p text:style-name="P7">Due to simplicity sake, <text:span text:style-name="T2">this job does not offer any <text:s/>CI customization</text:span>. Should you need to setup more technologies, Setup CI Job recipe (detailed in later sub-section) would be the right place.</text:p>
      <text:p text:style-name="P7"/>
      <text:h text:style-name="Heading_20_3" text:outline-level="3">Sourcing Suppliers</text:h>
      <text:p text:style-name="P7">Depending on OSes and the technology, AutomataCI engages:</text:p>
      <text:list text:style-name="L1">
        <text:list-item>
          <text:p text:style-name="P14"><text:span text:style-name="T3">Homebrew</text:span><text:span text:style-name="T4"> (</text:span><text:a xlink:type="simple" xlink:href="https://docs.brew.sh/" text:style-name="Internet_20_link" text:visited-style-name="Visited_20_Internet_20_Link"><text:span text:style-name="T4">https://docs.brew.sh/</text:span></text:a><text:span text:style-name="T4">) for Linux &amp; MacOS OSes; AND</text:span></text:p>
        </text:list-item>
        <text:list-item>
          <text:p text:style-name="P15"><text:span text:style-name="T3">Chocolatey</text:span><text:span text:style-name="T4"> (</text:span><text:a xlink:type="simple" xlink:href="https://docs.chocolatey.org/en-us/default-chocolatey-install-reasoning" text:style-name="Internet_20_link" text:visited-style-name="Visited_20_Internet_20_Link"><text:span text:style-name="T4">https://docs.chocolatey.org/en-us/default-chocolatey-install-reasoning</text:span></text:a><text:span text:style-name="T4">) for Windows OS.</text:span></text:p>
        </text:list-item>
      </text:list>
      <text:p text:style-name="P8">AutomataCI intentionally selects these 2 distribution suppliers mainly due to them not requiring root permission to mess with the host machine’s internal system. Hence, this isolates the Host OS’s internal system from a given CI deployment make the job a lot easier to work with.</text:p>
      <text:p text:style-name="P9"/>
      <text:h text:style-name="P12" text:outline-level="3">Tools Procurement</text:h>
      <text:p text:style-name="P7">Depending on CI job, these are the known tools ENV CI job will install into your host system.</text:p>
      <text:list text:style-name="L2">
        <text:list-item>
          <text:p text:style-name="P17"><text:span text:style-name="T2">chocolatey</text:span><text:span text:style-name="T5"> – Windows for Windows software procurement and chocolatey’s nupkg testing.</text:span></text:p>
        </text:list-item>
        <text:list-item>
          <text:p text:style-name="P18"><text:span text:style-name="T2">curl</text:span><text:span text:style-name="T5"> – MacOS, Linux, &amp; Windows for network interfacing.</text:span></text:p>
        </text:list-item>
        <text:list-item>
          <text:p text:style-name="P18"><text:span text:style-name="T2">docker</text:span><text:span text:style-name="T5"> – MacOS, Linux, &amp; Windows for setting up Open Container Initiative’s packager.</text:span></text:p>
        </text:list-item>
        <text:list-item>
          <text:p text:style-name="P18"><text:span text:style-name="T2">dotnet</text:span><text:span text:style-name="T5"> – MacOS (on request), Linux (on request), &amp; Windows for accessing .NET libraries and executables.</text:span></text:p>
        </text:list-item>
        <text:list-item>
          <text:p text:style-name="P18"><text:span text:style-name="T2">homebrew</text:span><text:span text:style-name="T5"> – MacOS &amp; Linux for software procurement.</text:span></text:p>
        </text:list-item>
        <text:list-item>
          <text:p text:style-name="P18"><text:span text:style-name="T2">msitools</text:span><text:span text:style-name="T5"> – MacOS &amp; Linux for packaging Window’s MSI format.</text:span></text:p>
        </text:list-item>
        <text:list-item>
          <text:p text:style-name="P19"><text:span text:style-name="T3">osslsigncode</text:span><text:span text:style-name="T6"> – MacOS &amp; Linux for Windows executable notarization.</text:span></text:p>
        </text:list-item>
        <text:list-item>
          <text:p text:style-name="P18"><text:span text:style-name="T2">reprepro</text:span><text:span text:style-name="T5"> – MacOS &amp; Linux for setting up debian package APT repository.</text:span></text:p>
        </text:list-item>
        <text:list-item>
          <text:p text:style-name="P18"><text:span text:style-name="T2">signtool</text:span><text:span text:style-name="T5"> – Windows OS for Windows executable notarization.</text:span></text:p>
        </text:list-item>
        <text:list-item>
          <text:p text:style-name="P19"><text:span text:style-name="T3">wix4</text:span><text:span text:style-name="T6"> – Windows OS for packaging Window’s MSI forma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text-properties fo:font-size="11pt" style:font-size-asian="11pt"/>
    </style:style>
    <style:style style:name="Text" style:family="paragraph" style:parent-style-name="Caption" style:class="extra">
      <style:paragraph-properties fo:text-align="center" style:justify-single-word="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2</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2</text:page-number><text:s/><text:span text:style-name="MT1">of </text:span><text:page-count>2</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0</text:page-number><text:s/><text:span text:style-name="MT1">of </text:span><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21H32M11S</meta:editing-duration>
    <meta:editing-cycles>27</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5T13:50:29.976598222</dc:date>
    <dc:creator>Kean Ho Chew</dc:creator>
    <meta:document-statistic meta:table-count="0" meta:image-count="0" meta:object-count="0" meta:page-count="2" meta:paragraph-count="28" meta:word-count="311" meta:character-count="2047" meta:non-whitespace-character-count="1770"/>
    <meta:template xlink:type="simple" xlink:actuate="onRequest" xlink:title="Official Book" xlink:href="../../templates/Book.ott" meta:date="2023-11-17T20:33:17.245827505"/>
  </office:meta>
</office:document-meta>
</file>